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1">
      <style:graphic-properties draw:fill="none" draw:stroke="solid" svg:stroke-width="0.00694in" svg:stroke-color="#5b9bd5" draw:marker-end="a650" svg:stroke-opacity="100%" draw:stroke-linejoin="miter" svg:stroke-linecap="butt"/>
    </style:style>
    <style:style style:family="graphic" style:name="a653">
      <style:graphic-properties draw:fill="none" draw:stroke="solid" svg:stroke-width="0.00694in" svg:stroke-color="#5b9bd5" draw:marker-end="a652" svg:stroke-opacity="100%" draw:stroke-linejoin="miter" svg:stroke-linecap="butt"/>
    </style:style>
    <style:style style:family="graphic" style:name="a7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3">
      <style:graphic-properties draw:fill="none" draw:stroke="solid" svg:stroke-width="0.00694in" svg:stroke-color="#5b9bd5" draw:marker-end="a662" svg:stroke-opacity="100%" draw:stroke-linejoin="miter" svg:stroke-linecap="but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none" draw:stroke="solid" svg:stroke-width="0.00694in" svg:stroke-color="#5b9bd5" draw:marker-end="a664" svg:stroke-opacity="100%" draw:stroke-linejoin="miter" svg:stroke-linecap="butt"/>
    </style:style>
    <style:style style:family="graphic" style:name="a7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draw:fill="none" draw:stroke="solid" svg:stroke-width="0.00694in" svg:stroke-color="#5b9bd5" draw:marker-end="a725" svg:stroke-opacity="100%" draw:stroke-linejoin="miter" svg:stroke-linecap="butt"/>
    </style:style>
    <style:style style:family="graphic" style:name="a728">
      <style:graphic-properties draw:fill="none" draw:stroke="solid" svg:stroke-width="0.00694in" svg:stroke-color="#5b9bd5" draw:marker-end="a727" svg:stroke-opacity="100%" draw:stroke-linejoin="miter" svg:stroke-linecap="butt"/>
    </style:style>
    <style:style style:family="text" style:name="a7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37">
      <style:graphic-properties draw:fill="none" draw:stroke="solid" svg:stroke-width="0.00694in" svg:stroke-color="#5b9bd5" draw:marker-end="a736" svg:stroke-opacity="100%" draw:stroke-linejoin="miter" svg:stroke-linecap="but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draw:fill="none" draw:stroke="solid" svg:stroke-width="0.00694in" svg:stroke-color="#5b9bd5" draw:marker-end="a738" svg:stroke-opacity="100%" draw:stroke-linejoin="miter" svg:stroke-linecap="butt"/>
    </style:style>
    <style:style style:family="graphic" style:name="a54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1">
      <style:graphic-properties draw:fill="none" draw:stroke="solid" svg:stroke-width="0.00694in" svg:stroke-color="#5b9bd5" draw:marker-end="a740" svg:stroke-opacity="100%" draw:stroke-linejoin="miter" svg:stroke-linecap="butt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draw:fill="none" draw:stroke="solid" svg:stroke-width="0.00694in" svg:stroke-color="#5b9bd5" draw:marker-end="a742" svg:stroke-opacity="100%" draw:stroke-linejoin="miter" svg:stroke-linecap="butt"/>
    </style:style>
    <style:style style:family="graphic" style:name="a6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draw:fill="none" draw:stroke="solid" svg:stroke-width="0.00694in" svg:stroke-color="#5b9bd5" draw:marker-end="a744" svg:stroke-opacity="100%" draw:stroke-linejoin="miter" svg:stroke-linecap="butt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7">
      <style:graphic-properties draw:fill="none" draw:stroke="solid" svg:stroke-width="0.00694in" svg:stroke-color="#5b9bd5" draw:marker-end="a746" svg:stroke-opacity="100%" draw:stroke-linejoin="miter" svg:stroke-linecap="butt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draw:fill="none" draw:stroke="solid" svg:stroke-width="0.00694in" svg:stroke-color="#5b9bd5" draw:marker-end="a600" svg:stroke-opacity="100%" draw:stroke-linejoin="miter" svg:stroke-linecap="butt"/>
    </style:style>
    <style:style style:family="graphic" style:name="a5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2">
      <style:graphic-properties draw:fill="none" draw:stroke="solid" svg:stroke-width="0.00694in" svg:stroke-color="#5b9bd5" draw:marker-end="a751" svg:stroke-opacity="100%" draw:stroke-linejoin="miter" svg:stroke-linecap="butt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draw:fill="none" draw:stroke="solid" svg:stroke-width="0.00694in" svg:stroke-color="#5b9bd5" draw:marker-end="a753" svg:stroke-opacity="100%" draw:stroke-linejoin="miter" svg:stroke-linecap="butt"/>
    </style:style>
    <style:style style:family="graphic" style:name="a5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draw:fill="none" draw:stroke="solid" svg:stroke-width="0.00694in" svg:stroke-color="#5b9bd5" draw:marker-end="a755" svg:stroke-opacity="100%" draw:stroke-linejoin="miter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2">
      <style:graphic-properties draw:fill="none" draw:stroke="solid" svg:stroke-width="0.00694in" svg:stroke-color="#5b9bd5" draw:marker-end="a611" svg:stroke-opacity="100%" draw:stroke-linejoin="miter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draw:fill="none" draw:stroke="solid" svg:stroke-width="0.00694in" svg:stroke-color="#5b9bd5" draw:marker-end="a613" svg:stroke-opacity="100%" draw:stroke-linejoin="miter" svg:stroke-linecap="butt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draw:fill="none" draw:stroke="solid" svg:stroke-width="0.00694in" svg:stroke-color="#5b9bd5" draw:marker-end="a615" svg:stroke-opacity="100%" draw:stroke-linejoin="miter" svg:stroke-linecap="butt"/>
    </style:style>
    <style:style style:family="graphic" style:name="a618">
      <style:graphic-properties draw:fill="none" draw:stroke="solid" svg:stroke-width="0.00694in" svg:stroke-color="#5b9bd5" draw:marker-end="a617" svg:stroke-opacity="100%" draw:stroke-linejoin="miter" svg:stroke-linecap="but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none" draw:stroke="solid" svg:stroke-width="0.00694in" svg:stroke-color="#5b9bd5" draw:marker-end="a766" svg:stroke-opacity="100%" draw:stroke-linejoin="miter" svg:stroke-linecap="butt"/>
    </style:style>
    <style:style style:family="paragraph" style:name="a57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draw:fill="none" draw:stroke="solid" svg:stroke-width="0.00694in" svg:stroke-color="#5b9bd5" draw:marker-end="a622" svg:stroke-opacity="100%" draw:stroke-linejoin="miter" svg:stroke-linecap="butt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draw:fill="none" draw:stroke="solid" svg:stroke-width="0.00694in" svg:stroke-color="#5b9bd5" draw:marker-end="a624" svg:stroke-opacity="100%" draw:stroke-linejoin="miter" svg:stroke-linecap="but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draw:fill="none" draw:stroke="solid" svg:stroke-width="0.00694in" svg:stroke-color="#5b9bd5" draw:marker-end="a626" svg:stroke-opacity="100%" draw:stroke-linejoin="miter" svg:stroke-linecap="butt"/>
    </style:style>
    <style:style style:family="graphic" style:name="a629">
      <style:graphic-properties draw:fill="none" draw:stroke="solid" svg:stroke-width="0.00694in" svg:stroke-color="#5b9bd5" draw:marker-end="a628" svg:stroke-opacity="100%" draw:stroke-linejoin="miter" svg:stroke-linecap="butt"/>
    </style:style>
    <style:style style:family="graphic" style:name="a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2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0694in" svg:stroke-color="#5b9bd5" draw:marker-end="a630" svg:stroke-opacity="100%" draw:stroke-linejoin="miter" svg:stroke-linecap="butt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3">
      <style:graphic-properties draw:fill="none" draw:stroke="solid" svg:stroke-width="0.00694in" svg:stroke-color="#5b9bd5" draw:marker-end="a632" svg:stroke-opacity="100%" draw:stroke-linejoin="miter" svg:stroke-linecap="but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solid" svg:stroke-width="0.00694in" svg:stroke-color="#5b9bd5" draw:marker-end="a634" svg:stroke-opacity="100%" draw:stroke-linejoin="miter" svg:stroke-linecap="butt"/>
    </style:style>
    <style:style style:family="graphic" style:name="a5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3">
      <style:graphic-properties draw:fill="none" draw:stroke="solid" svg:stroke-width="0.00694in" svg:stroke-color="#5b9bd5" draw:marker-end="a642" svg:stroke-opacity="100%" draw:stroke-linejoin="miter" svg:stroke-linecap="butt"/>
    </style:style>
    <style:style style:family="text" style:name="a5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40" draw:master-page-name="Master1-Layout7-blank-En-blanco" presentation:presentation-page-layout-name="Master1-PPL7" draw:id="Slide-256">
        <draw:custom-shape svg:x="6.48567in" svg:y="-0.00471in" svg:width="2.14271in" svg:height="8.26772in" draw:id="id73" draw:style-name="a543" draw:name="Rectángulo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62874in" svg:height="8.26772in" draw:id="id74" draw:style-name="a546" draw:name="Rectángulo 4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874in" svg:y="0in" svg:width="2.35551in" svg:height="8.26772in" draw:id="id75" draw:style-name="a549" draw:name="Rectángulo 5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.98389in" svg:height="8.26772in" draw:id="id76" draw:style-name="a552" draw:name="Rectángulo 6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594in" svg:y="0.00554in" svg:width="6.49494in" svg:height="0.37613in" draw:id="id77" draw:style-name="a555" draw:name="Forma libre 8">
          <svg:title/>
          <svg:desc/>
          <text:p text:style-name="a554" text:class-names="" text:cond-style-name=""><text:span text:style-name="a553" text:class-names="">Asesor de Servici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9991in" svg:y="0in" svg:width="2.11844in" svg:height="0.38167in" draw:id="id78" draw:style-name="a558" draw:name="Forma libre 9">
          <svg:title/>
          <svg:desc/>
          <text:p text:style-name="a557" text:class-names="" text:cond-style-name=""><text:span text:style-name="a556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9279in" svg:y="1.35757in" svg:width="1.31634in" svg:height="0.62638in" draw:id="id79" draw:style-name="a561" draw:name="Forma libre 144">
          <svg:title/>
          <svg:desc/>
          <text:p text:style-name="a560" text:class-names="" text:cond-style-name=""><text:span text:style-name="a559" text:class-names="">Abre una Orden de Reparación (Cliente: Automotores El Cóndor SA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48299in" svg:y="1.33774in" svg:width="1.12188in" svg:height="0.64921in" draw:id="id80" draw:style-name="a565" draw:name="Forma libre 148">
          <svg:title/>
          <svg:desc/>
          <text:p text:style-name="a564" text:class-names="" text:cond-style-name=""><text:span text:style-name="a562" text:class-names="">Registra el código ASRA correspondiente para la pre entrega.</text:span><text:span text:style-name="a56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2332in" svg:y="3.89433in" svg:width="1.18489in" svg:height="0.5237in" draw:id="id81" draw:style-name="a568" draw:name="Forma libre 150">
          <svg:title/>
          <svg:desc/>
          <text:p text:style-name="a567" text:class-names="" text:cond-style-name=""><text:span text:style-name="a566" text:class-names="">Registra RRT en la O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2" draw:style-name="a571" draw:name="CuadroTexto 223" svg:x="6.09603in" svg:y="2.99715in" svg:width="0.35433in" svg:height="0.27559in">
          <draw:text-box>
            <text:p text:style-name="a570" text:class-names="" text:cond-style-name=""><text:span text:style-name="a569" text:class-names="">NO</text:span></text:p>
          </draw:text-box>
          <svg:title/>
          <svg:desc/>
        </draw:frame>
        <draw:frame draw:id="id83" draw:style-name="a574" draw:name="CuadroTexto 224" svg:x="5.40705in" svg:y="3.57132in" svg:width="0.31457in" svg:height="0.20866in">
          <draw:text-box>
            <text:p text:style-name="a573" text:class-names="" text:cond-style-name=""><text:span text:style-name="a572" text:class-names="">SI</text:span></text:p>
          </draw:text-box>
          <svg:title/>
          <svg:desc/>
        </draw:frame>
        <draw:custom-shape svg:x="2.59188in" svg:y="0.59938in" svg:width="1.03449in" svg:height="0.44836in" draw:id="id84" draw:style-name="a577" draw:name="Llamada con línea 1 (barra de énfasis) 63">
          <svg:title/>
          <svg:desc/>
          <text:p text:style-name="a576" text:class-names="" text:cond-style-name=""><text:span text:style-name="a575" text:class-names="">No se genera pre-orden , ni control de ingreso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7 L ?f29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750"/>
            <draw:equation draw:name="f9" draw:formula="-8333"/>
            <draw:equation draw:name="f10" draw:formula="163258"/>
            <draw:equation draw:name="f11" draw:formula="-31026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9.1377in" svg:y="3.83699in" svg:width="1.21602in" svg:height="0.60496in" draw:id="id85" draw:style-name="a580" draw:name="Forma libre 150">
          <svg:title/>
          <svg:desc/>
          <text:p text:style-name="a579" text:class-names="" text:cond-style-name=""><text:span text:style-name="a578" text:class-names="">Recib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11837in" svg:y="4.7743in" svg:width="1.29165in" svg:height="0.67039in" draw:id="id86" draw:style-name="a583" draw:name="Forma libre 150">
          <svg:title/>
          <svg:desc/>
          <text:p text:style-name="a582" text:class-names="" text:cond-style-name=""><text:span text:style-name="a581" text:class-names="">Realiza trabajos de acuerdo a la preentrega y la O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2509in" svg:y="1.34915in" svg:width="1.1811in" svg:height="0.62638in" draw:id="id87" draw:style-name="a586" draw:name="Forma libre 13">
          <svg:title/>
          <svg:desc/>
          <text:p text:style-name="a585" text:class-names="" text:cond-style-name=""><text:span text:style-name="a584" text:class-names="">Asigna turno. Registra en la agen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291in" svg:y="0.47064in" svg:width="1.37309in" svg:height="0.68431in" draw:id="id88" draw:style-name="a589" draw:name="Forma libre 13">
          <svg:title/>
          <svg:desc/>
          <text:p text:style-name="a588" text:class-names="" text:cond-style-name=""><text:span text:style-name="a587" text:class-names="">Recibe notificación de necesidad de preentrega de un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8273in" svg:y="1.37772in" svg:width="1.05334in" svg:height="0.5874in" draw:id="id89" draw:style-name="a592" draw:name="Forma libre 77">
          <svg:title/>
          <svg:desc/>
          <text:p text:style-name="a591" text:class-names="" text:cond-style-name=""><text:span text:style-name="a590" text:class-names="">Realiza la consulta de VIN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7257in" svg:y="3.11262in" svg:width="1.37795in" svg:height="0.3937in" draw:id="id90" draw:style-name="a595" draw:name="Forma libre 149">
          <svg:title/>
          <svg:desc/>
          <text:p text:style-name="a594" text:class-names="" text:cond-style-name=""><text:span text:style-name="a593" text:class-names="">¿Posee RRT pendien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8.61835in" svg:y="0in" svg:width="2.36554in" svg:height="0.38167in" draw:id="id91" draw:style-name="a599" draw:name="Forma libre 9">
          <svg:title/>
          <svg:desc/>
          <text:p text:style-name="a598" text:class-names="" text:cond-style-name=""><text:span text:style-name="a596" text:class-names="">Técnico Mecánico</text:span><text:span text:style-name="a59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91565in" svg:y1="1.15495in" draw:start-shape="id88" draw:start-glue-point="2" svg:x2="0.91564in" svg:y2="1.34915in" draw:end-shape="id87" draw:end-glue-point="0" draw:id="id92" draw:style-name="a601" draw:name="Conector recto de flecha 83">
          <svg:title/>
          <svg:desc/>
        </draw:connector>
        <draw:custom-shape svg:x="8.91768in" svg:y="5.85468in" svg:width="1.68734in" svg:height="0.44194in" draw:id="id93" draw:style-name="a604" draw:name="Forma libre 149">
          <svg:title/>
          <svg:desc/>
          <text:p text:style-name="a603" text:class-names="" text:cond-style-name=""><text:span text:style-name="a602" text:class-names="">¿Verifica trabajos extr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01357in" svg:y="5.7155in" svg:width="1.2924in" svg:height="0.7203in" draw:id="id94" draw:style-name="a607" draw:name="Forma libre 150">
          <svg:title/>
          <svg:desc/>
          <text:p text:style-name="a606" text:class-names="" text:cond-style-name=""><text:span text:style-name="a605" text:class-names="">Recibe notificación de trabajos extra sobr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1357in" svg:y="6.70493in" svg:width="1.29937in" svg:height="0.71558in" draw:id="id95" draw:style-name="a610" draw:name="Forma libre 150">
          <svg:title/>
          <svg:desc/>
          <text:p text:style-name="a609" text:class-names="" text:cond-style-name=""><text:span text:style-name="a608" text:class-names="">Autoriza los mismos y solicita al Asesor de Servicios la modificación de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50619in" svg:y1="1.66234in" draw:start-shape="id87" draw:start-glue-point="1" svg:x2="1.79279in" svg:y2="1.67076in" draw:end-shape="id79" draw:end-glue-point="3" draw:id="id96" draw:style-name="a612" draw:name="Conector recto de flecha 105">
          <svg:title/>
          <svg:desc/>
        </draw:connector>
        <draw:connector draw:type="line" svg:x1="4.60487in" svg:y1="1.66234in" draw:start-shape="id80" draw:start-glue-point="1" svg:x2="4.88273in" svg:y2="1.67142in" draw:end-shape="id89" draw:end-glue-point="3" draw:id="id97" draw:style-name="a614" draw:name="Conector recto de flecha 107">
          <svg:title/>
          <svg:desc/>
        </draw:connector>
        <draw:connector draw:type="line" svg:x1="3.10913in" svg:y1="1.67076in" draw:start-shape="id79" draw:start-glue-point="1" svg:x2="3.48299in" svg:y2="1.66234in" draw:end-shape="id80" draw:end-glue-point="3" draw:id="id98" draw:style-name="a616" draw:name="Conector recto de flecha 110">
          <svg:title/>
          <svg:desc/>
        </draw:connector>
        <draw:connector draw:type="line" svg:x1="5.41467in" svg:y1="3.50632in" draw:start-shape="id90" draw:start-glue-point="2" svg:x2="5.41576in" svg:y2="3.89433in" draw:end-shape="id81" draw:end-glue-point="0" draw:id="id99" draw:style-name="a618" draw:name="Conector recto de flecha 115">
          <svg:title/>
          <svg:desc/>
        </draw:connector>
        <draw:custom-shape svg:x="4.87704in" svg:y="6.73637in" svg:width="1.27732in" svg:height="0.6413in" draw:id="id100" draw:style-name="a621" draw:name="Forma libre 150">
          <svg:title/>
          <svg:desc/>
          <text:p text:style-name="a620" text:class-names="" text:cond-style-name=""><text:span text:style-name="a619" text:class-names="">Modifica la OR, incorporando los trabajos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01357in" svg:y1="7.06272in" draw:start-shape="id95" draw:start-glue-point="3" svg:x2="6.15436in" svg:y2="7.05702in" draw:end-shape="id100" draw:end-glue-point="1" draw:id="id101" draw:style-name="a623" draw:name="Conector recto de flecha 120">
          <svg:title/>
          <svg:desc/>
        </draw:connector>
        <draw:connector draw:type="line" svg:x1="6.00821in" svg:y1="4.15618in" draw:start-shape="id81" draw:start-glue-point="1" svg:x2="9.1377in" svg:y2="4.13948in" draw:end-shape="id85" draw:end-glue-point="3" draw:id="id102" draw:style-name="a625" draw:name="Conector recto de flecha 125">
          <svg:title/>
          <svg:desc/>
        </draw:connector>
        <draw:connector draw:type="standard" svg:x1="6.10365in" svg:y1="3.30947in" draw:start-shape="id90" draw:start-glue-point="1" svg:x2="9.74571in" svg:y2="3.83699in" draw:end-shape="id85" draw:end-glue-point="0" draw:id="id103" draw:style-name="a627" draw:name="Conector angular 128">
          <svg:title/>
          <svg:desc/>
        </draw:connector>
        <draw:connector draw:type="line" svg:x1="9.74571in" svg:y1="4.44195in" draw:start-shape="id85" draw:start-glue-point="2" svg:x2="9.7642in" svg:y2="4.7743in" draw:end-shape="id86" draw:end-glue-point="0" draw:id="id104" draw:style-name="a629" draw:name="Conector recto de flecha 132">
          <svg:title/>
          <svg:desc/>
        </draw:connector>
        <draw:connector draw:type="line" svg:x1="9.7642in" svg:y1="5.44469in" draw:start-shape="id86" draw:start-glue-point="2" svg:x2="9.76135in" svg:y2="5.85468in" draw:end-shape="id93" draw:end-glue-point="0" draw:id="id105" draw:style-name="a631" draw:name="Conector recto de flecha 140">
          <svg:title/>
          <svg:desc/>
        </draw:connector>
        <draw:connector draw:type="line" svg:x1="8.91768in" svg:y1="6.07565in" draw:start-shape="id93" draw:start-glue-point="5" svg:x2="8.30596in" svg:y2="6.07565in" draw:end-shape="id94" draw:end-glue-point="1" draw:id="id106" draw:style-name="a633" draw:name="Conector recto de flecha 155">
          <svg:title/>
          <svg:desc/>
        </draw:connector>
        <draw:connector draw:type="line" svg:x1="7.65976in" svg:y1="6.4358in" draw:start-shape="id94" draw:start-glue-point="2" svg:x2="7.66325in" svg:y2="6.70493in" draw:end-shape="id95" draw:end-glue-point="0" draw:id="id107" draw:style-name="a635" draw:name="Conector recto de flecha 160">
          <svg:title/>
          <svg:desc/>
        </draw:connector>
        <draw:frame draw:id="id108" draw:style-name="a638" draw:name="CuadroTexto 223" svg:x="9.79837in" svg:y="6.56714in" svg:width="0.35433in" svg:height="0.27559in">
          <draw:text-box>
            <text:p text:style-name="a637" text:class-names="" text:cond-style-name=""><text:span text:style-name="a636" text:class-names="">NO</text:span></text:p>
          </draw:text-box>
          <svg:title/>
          <svg:desc/>
        </draw:frame>
        <draw:frame draw:id="id109" draw:style-name="a641" draw:name="CuadroTexto 224" svg:x="8.63437in" svg:y="5.84997in" svg:width="0.31457in" svg:height="0.20866in">
          <draw:text-box>
            <text:p text:style-name="a640" text:class-names="" text:cond-style-name=""><text:span text:style-name="a639" text:class-names="">SI</text:span></text:p>
          </draw:text-box>
          <svg:title/>
          <svg:desc/>
        </draw:frame>
        <draw:connector draw:type="line" svg:x1="9.76135in" svg:y1="6.29662in" draw:start-shape="id93" draw:start-glue-point="2" svg:x2="9.76135in" svg:y2="7.05702in" draw:id="id110" draw:style-name="a643" draw:name="Conector recto de flecha 178">
          <svg:title/>
          <svg:desc/>
        </draw:connector>
        <draw:custom-shape svg:x="9.62156in" svg:y="6.87987in" svg:width="0.27957in" svg:height="0.25798in" draw:id="id111" draw:style-name="a646" draw:name="Elipse 179">
          <svg:title/>
          <svg:desc/>
          <text:p text:style-name="a645" text:class-names="" text:cond-style-name=""><text:span text:style-name="a64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11837in" svg:y="7.44572in" svg:width="1.29501in" svg:height="0.63973in" draw:id="id112" draw:style-name="a649" draw:name="Forma libre 150">
          <svg:title/>
          <svg:desc/>
          <text:p text:style-name="a648" text:class-names="" text:cond-style-name=""><text:span text:style-name="a647" text:class-names="">Recibe la OR con los nuevos trabaj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7.511in" svg:y1="5.77029in" draw:start-shape="id100" draw:start-glue-point="2" svg:x2="7.12308in" svg:y2="9.37296in" draw:end-shape="id112" draw:end-glue-point="3" draw:id="id113" draw:style-name="a651" draw:transform="translate(-7.31704in -7.57163in) rotate(-4.71239) translate(7.31704in 7.57163in)" draw:name="Conector angular 185">
          <svg:title/>
          <svg:desc/>
        </draw:connector>
        <draw:connector draw:type="line" svg:x1="9.76588in" svg:y1="7.44572in" draw:start-shape="id112" draw:start-glue-point="0" svg:x2="9.76135in" svg:y2="7.13784in" draw:end-shape="id111" draw:end-glue-point="2" draw:id="id114" draw:style-name="a653" draw:name="Conector recto de flecha 188">
          <svg:title/>
          <svg:desc/>
        </draw:connector>
        <draw:custom-shape svg:x="4.85482in" svg:y="2.24998in" svg:width="1.12188in" svg:height="0.55302in" draw:id="id115" draw:style-name="a661" draw:name="Forma libre 148">
          <svg:title/>
          <svg:desc/>
          <text:p text:style-name="a660" text:class-names="" text:cond-style-name=""><text:span text:style-name="a654" text:class-names="">Adjunta el<text:s text:c="1"/></text:span><text:span text:style-name="a655" text:class-names="">checklist</text:span><text:span text:style-name="a656" text:class-names=""><text:s text:c="1"/>de control</text:span><text:span text:style-name="a657" text:class-names=""><text:s text:c="1"/>de la unidad</text:span><text:span text:style-name="a658" text:class-names="">.</text:span><text:span text:style-name="a6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4094in" svg:y1="1.96512in" draw:start-shape="id89" draw:start-glue-point="2" svg:x2="5.41576in" svg:y2="2.24998in" draw:end-shape="id115" draw:end-glue-point="0" draw:id="id116" draw:style-name="a663" draw:name="Conector recto de flecha 90">
          <svg:title/>
          <svg:desc/>
        </draw:connector>
        <draw:connector draw:type="line" svg:x1="5.41576in" svg:y1="2.80301in" draw:start-shape="id115" draw:start-glue-point="2" svg:x2="5.41467in" svg:y2="3.11262in" draw:end-shape="id90" draw:end-glue-point="0" draw:id="id117" draw:style-name="a665" draw:name="Conector recto de flecha 92">
          <svg:title/>
          <svg:desc/>
        </draw:connector>
        <presentation:notes draw:style-name="a671">
          <draw:frame draw:id="id118" draw:style-name="a668" draw:name="Marcador de número de diapositiva 6" svg:x="4.67953in" svg:y="11.10827in" svg:width="3.5878in" svg:height="0.58425in">
            <draw:text-box>
              <text:p text:style-name="a667" text:class-names="" text:cond-style-name=""><text:span text:style-name="a666" text:class-names=""><text:page-number style:num-format="1" text:fixed="false"/></text:span></text:p>
            </draw:text-box>
            <svg:title/>
            <svg:desc/>
          </draw:frame>
          <draw:frame draw:id="id119" presentation:style-name="a669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20" presentation:style-name="a670" draw:name="Marcador de imagen de diapositiva 2">
            <svg:title/>
            <svg:desc/>
          </draw:page-thumbnail>
        </presentation:notes>
      </draw:page>
      <draw:page draw:name="Slide2" draw:style-name="a672" draw:master-page-name="Master1-Layout7-blank-En-blanco" presentation:presentation-page-layout-name="Master1-PPL7" draw:id="Slide-257">
        <draw:custom-shape svg:x="1.72964in" svg:y="0.01687in" svg:width="1.87982in" svg:height="8.26772in" draw:id="id121" draw:style-name="a675" draw:name="Rectángulo 3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0972in" svg:y="0.01645in" svg:width="5.35276in" svg:height="8.26772in" draw:id="id122" draw:style-name="a678" draw:name="Rectángulo 4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247in" svg:y="0.02199in" svg:width="1.69604in" svg:height="8.24537in" draw:id="id123" draw:style-name="a681" draw:name="Rectángulo 5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0972in" svg:y="0.01645in" svg:width="7.41459in" svg:height="8.26772in" draw:id="id124" draw:style-name="a684" draw:name="Rectángulo 6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0946in" svg:y="0.02199in" svg:width="5.35276in" svg:height="0.35378in" draw:id="id125" draw:style-name="a687" draw:name="Forma libre 8">
          <svg:title/>
          <svg:desc/>
          <text:p text:style-name="a686" text:class-names="" text:cond-style-name=""><text:span text:style-name="a685" text:class-names="">Asesor de Servici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2851in" svg:y="0.01922in" svg:width="1.88121in" svg:height="0.35932in" draw:id="id126" draw:style-name="a690" draw:name="Forma libre 9">
          <svg:title/>
          <svg:desc/>
          <text:p text:style-name="a689" text:class-names="" text:cond-style-name=""><text:span text:style-name="a688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8161in" svg:y="1.44601in" svg:width="1.29501in" svg:height="0.68145in" draw:id="id127" draw:style-name="a693" draw:name="Forma libre 150">
          <svg:title/>
          <svg:desc/>
          <text:p text:style-name="a692" text:class-names="" text:cond-style-name=""><text:span text:style-name="a691" text:class-names="">Registra trabajos realizados en la composición de la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96248in" svg:y="0.0349in" svg:width="2.06182in" svg:height="0.35378in" draw:id="id128" draw:style-name="a697" draw:name="Forma libre 9">
          <svg:title/>
          <svg:desc/>
          <text:p text:style-name="a696" text:class-names="" text:cond-style-name=""><text:span text:style-name="a694" text:class-names="">Responsable de Garantías</text:span><text:span text:style-name="a69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432in" svg:y="1.36199in" svg:width="1.44803in" svg:height="0.84949in" draw:id="id129" draw:style-name="a700" draw:name="Forma libre 150">
          <svg:title/>
          <svg:desc/>
          <text:p text:style-name="a699" text:class-names="" text:cond-style-name=""><text:span text:style-name="a698" text:class-names="">Genera la SdS del tipo preentrega para su reclamo en garantía por los trabajos extras realizad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7502in" svg:y="1.49331in" svg:width="1.16272in" svg:height="0.58684in" draw:id="id130" draw:style-name="a703" draw:name="Forma libre 150">
          <svg:title/>
          <svg:desc/>
          <text:p text:style-name="a702" text:class-names="" text:cond-style-name=""><text:span text:style-name="a701" text:class-names="">Realiza el control final de la unidad. Document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2173in" svg:y="1.49263in" svg:width="1.18489in" svg:height="0.62052in" draw:id="id131" draw:style-name="a706" draw:name="Forma libre 150">
          <svg:title/>
          <svg:desc/>
          <text:p text:style-name="a705" text:class-names="" text:cond-style-name=""><text:span text:style-name="a704" text:class-names="">Recibe unidad con preentrega realiza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6597in" svg:y="2.57524in" svg:width="1.18489in" svg:height="0.62052in" draw:id="id132" draw:style-name="a709" draw:name="Forma libre 150">
          <svg:title/>
          <svg:desc/>
          <text:p text:style-name="a708" text:class-names="" text:cond-style-name=""><text:span text:style-name="a707" text:class-names="">Cierra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6597in" svg:y="3.72205in" svg:width="1.18489in" svg:height="0.62052in" draw:id="id133" draw:style-name="a712" draw:name="Forma libre 150">
          <svg:title/>
          <svg:desc/>
          <text:p text:style-name="a711" text:class-names="" text:cond-style-name=""><text:span text:style-name="a710" text:class-names="">El costo es imputado a centro de costo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56932in" svg:y="4.90347in" svg:width="1.54905in" svg:height="0.91294in" draw:id="id134" draw:style-name="a715" draw:name="Forma libre 150">
          <svg:title/>
          <svg:desc/>
          <text:p text:style-name="a714" text:class-names="" text:cond-style-name=""><text:span text:style-name="a713" text:class-names="">Automáticamente se envían notificaciones de la pre entrega finalizada a Gerencia Comercial, de Postventa y Administración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54963in" svg:y="1.58191in" svg:width="1.6382in" svg:height="0.44194in" draw:id="id135" draw:style-name="a718" draw:name="Forma libre 149">
          <svg:title/>
          <svg:desc/>
          <text:p text:style-name="a717" text:class-names="" text:cond-style-name=""><text:span text:style-name="a716" text:class-names="">¿Realizo <text:s text:c="1"/>trabajos extr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77677in" svg:y="0.5634in" svg:width="0.27957in" svg:height="0.25798in" draw:id="id136" draw:style-name="a721" draw:name="Elipse 42">
          <svg:title/>
          <svg:desc/>
          <text:p text:style-name="a720" text:class-names="" text:cond-style-name=""><text:span text:style-name="a719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05513in" svg:y="6.32254in" svg:width="0.60656in" svg:height="0.25402in" draw:id="id137" draw:style-name="a724" draw:name="Terminador 6">
          <svg:title/>
          <svg:desc/>
          <text:p text:style-name="a723" text:class-names="" text:cond-style-name=""><text:span text:style-name="a722" text:class-names="">Fin</text:span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connector draw:type="line" svg:x1="6.35841in" svg:y1="4.34257in" draw:start-shape="id133" draw:start-glue-point="2" svg:x2="6.34385in" svg:y2="4.90347in" draw:end-shape="id134" draw:end-glue-point="0" draw:id="id138" draw:style-name="a726" draw:name="Conector recto de flecha 16">
          <svg:title/>
          <svg:desc/>
        </draw:connector>
        <draw:connector draw:type="line" svg:x1="3.13774in" svg:y1="1.78673in" draw:start-shape="id130" draw:start-glue-point="1" svg:x2="4.12173in" svg:y2="1.80289in" draw:end-shape="id131" draw:end-glue-point="3" draw:id="id139" draw:style-name="a728" draw:name="Conector recto de flecha 18">
          <svg:title/>
          <svg:desc/>
        </draw:connector>
        <draw:custom-shape svg:x="0.03848in" svg:y="0.01645in" svg:width="1.69004in" svg:height="0.35932in" draw:id="id140" draw:style-name="a732" draw:name="Forma libre 9">
          <svg:title/>
          <svg:desc/>
          <text:p text:style-name="a731" text:class-names="" text:cond-style-name=""><text:span text:style-name="a729" text:class-names="">Técnico Mecánico</text:span><text:span text:style-name="a7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8271in" svg:y="1.48455in" svg:width="1.18489in" svg:height="0.62052in" draw:id="id141" draw:style-name="a735" draw:name="Forma libre 150">
          <svg:title/>
          <svg:desc/>
          <text:p text:style-name="a734" text:class-names="" text:cond-style-name=""><text:span text:style-name="a733" text:class-names="">Cierra parcialmente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91655in" svg:y1="0.82138in" draw:start-shape="id136" draw:start-glue-point="2" svg:x2="0.92912in" svg:y2="1.44601in" draw:end-shape="id127" draw:end-glue-point="0" draw:id="id142" draw:style-name="a737" draw:name="Conector recto de flecha 30">
          <svg:title/>
          <svg:desc/>
        </draw:connector>
        <draw:connector draw:type="line" svg:x1="6.36873in" svg:y1="2.02385in" draw:start-shape="id135" draw:start-glue-point="2" svg:x2="6.35841in" svg:y2="2.57524in" draw:end-shape="id132" draw:end-glue-point="0" draw:id="id143" draw:style-name="a739" draw:name="Conector recto de flecha 56">
          <svg:title/>
          <svg:desc/>
        </draw:connector>
        <draw:connector draw:type="line" svg:x1="6.35841in" svg:y1="3.19576in" draw:start-shape="id132" draw:start-glue-point="2" svg:x2="6.35841in" svg:y2="3.72205in" draw:end-shape="id133" draw:end-glue-point="0" draw:id="id144" draw:style-name="a741" draw:name="Conector recto de flecha 58">
          <svg:title/>
          <svg:desc/>
        </draw:connector>
        <draw:connector draw:type="line" svg:x1="5.30662in" svg:y1="1.80289in" draw:start-shape="id131" draw:start-glue-point="1" svg:x2="5.54963in" svg:y2="1.80288in" draw:end-shape="id135" draw:end-glue-point="5" draw:id="id145" draw:style-name="a743" draw:name="Conector recto de flecha 62">
          <svg:title/>
          <svg:desc/>
        </draw:connector>
        <draw:connector draw:type="line" svg:x1="7.18783in" svg:y1="1.80288in" draw:start-shape="id135" draw:start-glue-point="7" svg:x2="7.48271in" svg:y2="1.79481in" draw:end-shape="id141" draw:end-glue-point="3" draw:id="id146" draw:style-name="a745" draw:name="Conector recto de flecha 65">
          <svg:title/>
          <svg:desc/>
        </draw:connector>
        <draw:connector draw:type="line" svg:x1="8.6676in" svg:y1="1.79481in" draw:start-shape="id141" draw:start-glue-point="1" svg:x2="9.2432in" svg:y2="1.78673in" draw:end-shape="id129" draw:end-glue-point="3" draw:id="id147" draw:style-name="a747" draw:name="Conector recto de flecha 68">
          <svg:title/>
          <svg:desc/>
        </draw:connector>
        <draw:custom-shape svg:x="9.35062in" svg:y="2.63983in" svg:width="1.23534in" svg:height="0.7852in" draw:id="id148" draw:style-name="a750" draw:name="Proceso predefinido 80">
          <svg:title/>
          <svg:desc/>
          <text:p text:style-name="a749" text:class-names="" text:cond-style-name=""><text:span text:style-name="a748" text:class-names="">Proceso de Servicios en Garantías<text:s text:c="1"/></text:span></text:p>
          <draw:enhanced-geometry xmlns:dr3d="urn:oasis:names:tc:opendocument:xmlns:dr3d:1.0" draw:type="non-primitive" svg:viewBox="0 0 1129596 717984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129596"/>
            <draw:equation draw:name="f2" draw:formula="717984"/>
            <draw:equation draw:name="f3" draw:formula="141200"/>
            <draw:equation draw:name="f4" draw:formula="988397"/>
            <draw:equation draw:name="f5" draw:formula="?f2 - ?f0"/>
            <draw:equation draw:name="f6" draw:formula="?f1 - ?f0"/>
            <draw:equation draw:name="f7" draw:formula="?f6 / 1129596"/>
            <draw:equation draw:name="f8" draw:formula="?f5 / 717984"/>
            <draw:equation draw:name="f9" draw:formula="564798 / ?f7"/>
            <draw:equation draw:name="f10" draw:formula="0 / ?f8"/>
            <draw:equation draw:name="f11" draw:formula="0 / ?f7"/>
            <draw:equation draw:name="f12" draw:formula="358992 / ?f8"/>
            <draw:equation draw:name="f13" draw:formula="717984 / ?f8"/>
            <draw:equation draw:name="f14" draw:formula="1129596 / ?f7"/>
            <draw:equation draw:name="f15" draw:formula="141200 / ?f7"/>
            <draw:equation draw:name="f16" draw:formula="988397 / ?f7"/>
          </draw:enhanced-geometry>
        </draw:custom-shape>
        <draw:connector draw:type="line" svg:x1="6.34385in" svg:y1="5.81641in" draw:start-shape="id134" draw:start-glue-point="2" svg:x2="6.35841in" svg:y2="6.32254in" draw:end-shape="id137" draw:end-glue-point="0" draw:id="id149" draw:style-name="a752" draw:name="Conector recto de flecha 103">
          <svg:title/>
          <svg:desc/>
        </draw:connector>
        <draw:connector draw:type="line" svg:x1="9.96721in" svg:y1="2.21148in" draw:start-shape="id129" draw:start-glue-point="2" svg:x2="9.96829in" svg:y2="2.63983in" draw:end-shape="id148" draw:end-glue-point="0" draw:id="id150" draw:style-name="a754" draw:name="Conector recto de flecha 122">
          <svg:title/>
          <svg:desc/>
        </draw:connector>
        <draw:connector draw:type="line" svg:x1="1.57662in" svg:y1="1.78673in" draw:start-shape="id127" draw:start-glue-point="1" svg:x2="1.97502in" svg:y2="1.78673in" draw:end-shape="id130" draw:end-glue-point="3" draw:id="id151" draw:style-name="a756" draw:name="Conector recto de flecha 125">
          <svg:title/>
          <svg:desc/>
        </draw:connector>
        <draw:frame draw:id="id152" draw:style-name="a759" draw:name="CuadroTexto 223" svg:x="6.02138in" svg:y="2.25178in" svg:width="0.35433in" svg:height="0.27559in">
          <draw:text-box>
            <text:p text:style-name="a758" text:class-names="" text:cond-style-name=""><text:span text:style-name="a757" text:class-names="">NO</text:span></text:p>
          </draw:text-box>
          <svg:title/>
          <svg:desc/>
        </draw:frame>
        <draw:frame draw:id="id153" draw:style-name="a762" draw:name="CuadroTexto 224" svg:x="7.1256in" svg:y="1.50259in" svg:width="0.31457in" svg:height="0.20866in">
          <draw:text-box>
            <text:p text:style-name="a761" text:class-names="" text:cond-style-name=""><text:span text:style-name="a760" text:class-names="">SI</text:span></text:p>
          </draw:text-box>
          <svg:title/>
          <svg:desc/>
        </draw:frame>
        <draw:custom-shape svg:x="6.69539in" svg:y="0.79683in" svg:width="1.03449in" svg:height="0.44836in" draw:id="id154" draw:style-name="a765" draw:name="Llamada con línea 1 (barra de énfasis) 131">
          <svg:title/>
          <svg:desc/>
          <text:p text:style-name="a764" text:class-names="" text:cond-style-name=""><text:span text:style-name="a763" text:class-names="">RRT, reparaciones verificadas en la preentrega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7 L ?f29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750"/>
            <draw:equation draw:name="f9" draw:formula="-8333"/>
            <draw:equation draw:name="f10" draw:formula="163258"/>
            <draw:equation draw:name="f11" draw:formula="-31026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onnector draw:type="standard" svg:x1="6.54939in" svg:y1="2.50654in" draw:start-shape="id141" draw:start-glue-point="2" svg:x2="8.47663in" svg:y2="3.63084in" draw:end-shape="id133" draw:end-glue-point="1" draw:id="id155" draw:style-name="a767" draw:transform="translate(-7.51301in -3.06869in) rotate(-1.5708) translate(7.51301in 3.06869in)" draw:name="Conector angular 133">
          <svg:title/>
          <svg:desc/>
        </draw:connector>
        <presentation:notes draw:style-name="a773">
          <draw:frame draw:id="id156" draw:style-name="a770" draw:name="Marcador de número de diapositiva 6" svg:x="4.67953in" svg:y="11.10827in" svg:width="3.5878in" svg:height="0.58425in">
            <draw:text-box>
              <text:p text:style-name="a769" text:class-names="" text:cond-style-name=""><text:span text:style-name="a768" text:class-names=""><text:page-number style:num-format="1" text:fixed="false"/></text:span></text:p>
            </draw:text-box>
            <svg:title/>
            <svg:desc/>
          </draw:frame>
          <draw:frame draw:id="id157" presentation:style-name="a771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158" presentation:style-name="a772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22" svg:viewBox="0 0 20 30" svg:d="m10 0-10 30h20z"/>
    <draw:marker draw:name="a624" svg:viewBox="0 0 20 30" svg:d="m10 0-10 30h20z"/>
    <draw:marker draw:name="a626" svg:viewBox="0 0 20 30" svg:d="m10 0-10 30h20z"/>
    <draw:marker draw:name="a628" svg:viewBox="0 0 20 30" svg:d="m10 0-10 30h20z"/>
    <draw:marker draw:name="a766" svg:viewBox="0 0 20 30" svg:d="m10 0-10 30h20z"/>
    <draw:marker draw:name="a736" svg:viewBox="0 0 20 30" svg:d="m10 0-10 30h20z"/>
    <draw:marker draw:name="a642" svg:viewBox="0 0 20 30" svg:d="m10 0-10 30h20z"/>
    <draw:marker draw:name="a738" svg:viewBox="0 0 20 30" svg:d="m10 0-10 30h20z"/>
    <draw:marker draw:name="a611" svg:viewBox="0 0 20 30" svg:d="m10 0-10 30h20z"/>
    <draw:marker draw:name="a613" svg:viewBox="0 0 20 30" svg:d="m10 0-10 30h20z"/>
    <draw:marker draw:name="a751" svg:viewBox="0 0 20 30" svg:d="m10 0-10 30h20z"/>
    <draw:marker draw:name="a615" svg:viewBox="0 0 20 30" svg:d="m10 0-10 30h20z"/>
    <draw:marker draw:name="a753" svg:viewBox="0 0 20 30" svg:d="m10 0-10 30h20z"/>
    <draw:marker draw:name="a617" svg:viewBox="0 0 20 30" svg:d="m10 0-10 30h20z"/>
    <draw:marker draw:name="a755" svg:viewBox="0 0 20 30" svg:d="m10 0-10 30h20z"/>
    <draw:marker draw:name="a662" svg:viewBox="0 0 20 30" svg:d="m10 0-10 30h20z"/>
    <draw:marker draw:name="a664" svg:viewBox="0 0 20 30" svg:d="m10 0-10 30h20z"/>
    <draw:marker draw:name="a630" svg:viewBox="0 0 20 30" svg:d="m10 0-10 30h20z"/>
    <draw:marker draw:name="a725" svg:viewBox="0 0 20 30" svg:d="m10 0-10 30h20z"/>
    <draw:marker draw:name="a632" svg:viewBox="0 0 20 30" svg:d="m10 0-10 30h20z"/>
    <draw:marker draw:name="a727" svg:viewBox="0 0 20 30" svg:d="m10 0-10 30h20z"/>
    <draw:marker draw:name="a634" svg:viewBox="0 0 20 30" svg:d="m10 0-10 30h20z"/>
    <draw:marker draw:name="a600" svg:viewBox="0 0 20 30" svg:d="m10 0-10 30h20z"/>
    <draw:marker draw:name="a740" svg:viewBox="0 0 20 30" svg:d="m10 0-10 30h20z"/>
    <draw:marker draw:name="a742" svg:viewBox="0 0 20 30" svg:d="m10 0-10 30h20z"/>
    <draw:marker draw:name="a650" svg:viewBox="0 0 20 30" svg:d="m10 0-10 30h20z"/>
    <draw:marker draw:name="a744" svg:viewBox="0 0 20 30" svg:d="m10 0-10 30h20z"/>
    <draw:marker draw:name="a652" svg:viewBox="0 0 20 30" svg:d="m10 0-10 30h20z"/>
    <draw:marker draw:name="a746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3-20T21:07:34Z</dc:date>
    <meta:editing-cycles>71</meta:editing-cycles>
    <meta:editing-duration>PT129133S</meta:editing-duration>
    <meta:document-statistic meta:paragraph-count="45" meta:word-count="257"/>
  </office:meta>
</office:document-meta>
</file>